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NSP3-PP1A</text:p>
          </table:table-cell>
          <table:table-cell office:value-type="string" calcext:value-type="string">
            <text:p>ORF1AB</text:p>
          </table:table-cell>
        </table:table-row>
        <table:table-row table:style-name="ro1">
          <table:table-cell office:value-type="string" calcext:value-type="string">
            <text:p>RB1</text:p>
          </table:table-cell>
          <table:table-cell table:style-name="ce1" office:value-type="float" office:value="214.8332" calcext:value-type="float">
            <text:p>214.833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YH9</text:p>
          </table:table-cell>
          <table:table-cell table:style-name="ce1" office:value-type="float" office:value="150.1047" calcext:value-type="float">
            <text:p>150.1047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GABARAPL2</text:p>
          </table:table-cell>
          <table:table-cell table:style-name="ce1" office:value-type="float" office:value="143.6297" calcext:value-type="float">
            <text:p>143.6297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table:style-name="ce1" office:value-type="float" office:value="181.6986" calcext:value-type="float">
            <text:p>181.6986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YWHAH</text:p>
          </table:table-cell>
          <table:table-cell table:style-name="ce1" office:value-type="float" office:value="227.4427" calcext:value-type="float">
            <text:p>227.4427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YWHAG</text:p>
          </table:table-cell>
          <table:table-cell table:style-name="ce1" office:value-type="float" office:value="291.6858" calcext:value-type="float">
            <text:p>291.6858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UBQLN1</text:p>
          </table:table-cell>
          <table:table-cell table:style-name="ce2" office:value-type="float" office:value="956.383" calcext:value-type="float">
            <text:p>956.38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QSTM1</text:p>
          </table:table-cell>
          <table:table-cell table:style-name="ce1" office:value-type="float" office:value="438.3311" calcext:value-type="float">
            <text:p>438.331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YWHAB</text:p>
          </table:table-cell>
          <table:table-cell table:style-name="ce1" office:value-type="float" office:value="291.6858" calcext:value-type="float">
            <text:p>291.6858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GRB2</text:p>
          </table:table-cell>
          <table:table-cell table:style-name="ce1" office:value-type="float" office:value="338.0243" calcext:value-type="float">
            <text:p>338.024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JAK1</text:p>
          </table:table-cell>
          <table:table-cell table:style-name="ce1" office:value-type="float" office:value="143.6297" calcext:value-type="float">
            <text:p>143.6297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JAK2</text:p>
          </table:table-cell>
          <table:table-cell table:style-name="ce1" office:value-type="float" office:value="143.6297" calcext:value-type="float">
            <text:p>143.6297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PM3</text:p>
          </table:table-cell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GFR</text:p>
          </table:table-cell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HSPA5</text:p>
          </table:table-cell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KM</text:p>
          </table:table-cell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HSP90AA1</text:p>
          </table:table-cell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NCK1</text:p>
          </table:table-cell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UBE2D3</text:p>
          </table:table-cell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B2M</text:p>
          </table:table-cell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HSPA4</text:p>
          </table:table-cell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LYN</text:p>
          </table:table-cell>
          <table:table-cell/>
          <table:table-cell office:value-type="string" calcext:value-type="string">
            <text:p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02:15:38.995836439</meta:creation-date>
    <dc:date>2021-03-22T03:59:47.843194241</dc:date>
    <meta:editing-duration>PT1H23M38S</meta:editing-duration>
    <meta:editing-cycles>1</meta:editing-cycles>
    <meta:document-statistic meta:table-count="1" meta:cell-count="58" meta:object-count="0"/>
    <meta:generator>LibreOffice/6.4.6.2$Linux_X86_64 LibreOffice_project/40$Build-2</meta:generator>
  </office:meta>
</office:document-meta>
</file>